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e299"/>
    </style:style>
    <style:style style:name="P2" style:family="paragraph" style:parent-style-name="Standard">
      <style:text-properties style:font-name="Calibri" officeooo:rsid="0016e299" officeooo:paragraph-rsid="0016e299"/>
    </style:style>
    <style:style style:name="P3" style:family="paragraph" style:parent-style-name="Heading_20_2">
      <style:text-properties officeooo:rsid="0016e299" officeooo:paragraph-rsid="0016e299"/>
    </style:style>
    <style:style style:name="P4" style:family="paragraph" style:parent-style-name="Standard" style:list-style-name="L1">
      <style:text-properties style:font-name="Calibri" officeooo:rsid="0016e299" officeooo:paragraph-rsid="0016e299"/>
    </style:style>
    <style:style style:name="P5" style:family="paragraph" style:parent-style-name="Standard">
      <style:text-properties style:font-name="Calibri" officeooo:rsid="0016e299" officeooo:paragraph-rsid="0016e299"/>
    </style:style>
    <style:style style:name="P6" style:family="paragraph" style:parent-style-name="Standard" style:list-style-name="L1">
      <style:text-properties style:font-name="Calibri" officeooo:rsid="00182698" officeooo:paragraph-rsid="00182698"/>
    </style:style>
    <style:style style:name="P7" style:family="paragraph" style:parent-style-name="Standard" style:list-style-name="L1">
      <style:text-properties style:font-name="Calibri" officeooo:rsid="0018ef20" officeooo:paragraph-rsid="0018ef20"/>
    </style:style>
    <style:style style:name="P8" style:family="paragraph" style:parent-style-name="Standard" style:list-style-name="L1">
      <style:text-properties style:font-name="Calibri" officeooo:rsid="0019f507" officeooo:paragraph-rsid="0019f507"/>
    </style:style>
    <style:style style:name="T1" style:family="text">
      <style:text-properties officeooo:rsid="0016e299"/>
    </style:style>
    <style:style style:name="T2" style:family="text">
      <style:text-properties officeooo:rsid="0019d85a"/>
    </style:style>
    <style:style style:name="T3" style:family="text">
      <style:text-properties officeooo:rsid="001b1e9b"/>
    </style:style>
    <style:style style:name="T4" style:family="text">
      <style:text-properties officeooo:rsid="001c0480"/>
    </style:style>
    <style:style style:name="T5" style:family="text">
      <style:text-properties officeooo:rsid="001d05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1. </text:span>TODO:</text:h>
      <text:list xml:id="list3080680630" text:style-name="L1">
        <text:list-item>
          <text:p text:style-name="P4">Lampenauswahl per Buttons <text:span text:style-name="T5">X</text:span></text:p>
        </text:list-item>
        <text:list-item>
          <text:p text:style-name="P4">Smoothe Übergänge (s. 2.1.) <text:span text:style-name="T5">X</text:span></text:p>
        </text:list-item>
        <text:list-item>
          <text:p text:style-name="P6">Benutzerdefinierte Farben einstellen &amp; speichern</text:p>
        </text:list-item>
        <text:list-item>
          <text:p text:style-name="P6">Szenen speichern &amp; laden</text:p>
        </text:list-item>
        <text:list-item>
          <text:p text:style-name="P6">mehr Programme (Sunrise, random colors, versetztes Moodlight, …)</text:p>
        </text:list-item>
        <text:list-item>
          <text:p text:style-name="P7">LCD dimmen</text:p>
        </text:list-item>
        <text:list-item>
          <text:p text:style-name="P7">Einstellungen</text:p>
          <text:list>
            <text:list-item>
              <text:p text:style-name="P7">Geschwindigkeit</text:p>
            </text:list-item>
            <text:list-item>
              <text:p text:style-name="P7">LCD-Dimmzeit</text:p>
            </text:list-item>
            <text:list-item>
              <text:p text:style-name="P7">LCD Farben <text:span text:style-name="T2">(Hintergrundfarbe, Textfarbe, Taskleistenfarbe) </text:span>(?)</text:p>
            </text:list-item>
            <text:list-item>
              <text:p text:style-name="P7">DMX-Adressen</text:p>
            </text:list-item>
          </text:list>
        </text:list-item>
        <text:list-item>
          <text:p text:style-name="P8">Neopixel</text:p>
        </text:list-item>
      </text:list>
      <text:p text:style-name="P2"/>
      <text:p text:style-name="P2"/>
      <text:h text:style-name="P3" text:outline-level="2">2. Appendix</text:h>
      <text:p text:style-name="P1"/>
      <text:h text:style-name="Heading_20_3" text:outline-level="3">2.1. Pro Lampe:</text:h>
      <text:p text:style-name="P2">- GetColor from DMX (RGB) <text:span text:style-name="T3">X</text:span></text:p>
      <text:p text:style-name="P2">- convert RGB 2 HSV <text:span text:style-name="T4">X</text:span></text:p>
      <text:p text:style-name="P2">- transition to new HSV value (fixed steps, same time) <text:span text:style-name="T5">X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22:53:22.528000000</meta:creation-date>
    <dc:date>2018-07-09T22:57:57.311000000</dc:date>
    <meta:editing-duration>PT2H39M26S</meta:editing-duration>
    <meta:editing-cycles>8</meta:editing-cycles>
    <meta:generator>LibreOffice/5.3.7.2$Windows_X86_64 LibreOffice_project/6b8ed514a9f8b44d37a1b96673cbbdd077e24059</meta:generator>
    <meta:document-statistic meta:table-count="0" meta:image-count="0" meta:object-count="0" meta:page-count="1" meta:paragraph-count="18" meta:word-count="81" meta:character-count="474" meta:non-whitespace-character-count="423"/>
  </office:meta>
</office:document-meta>
</file>